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1f593" officeooo:paragraph-rsid="0001f5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us avons fait des recherches à propos de synthétiseurs vocaux sur le web pour finalement trouver un projet déjà complet ainsi on a décidé d'utiliser un synthétiseur vocal déjà créé par l'université de Louvain appelé mbrola, car il possède dans sa bibliothèque de nombreux langages et de plus c'est un projet francoph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noppix User</meta:initial-creator>
    <meta:creation-date>2016-02-23T15:38:14.469066933</meta:creation-date>
    <dc:date>2016-02-23T15:45:00.481510841</dc:date>
    <dc:creator>Knoppix User</dc:creator>
    <meta:editing-duration>PT6M46S</meta:editing-duration>
    <meta:editing-cycles>1</meta:editing-cycles>
    <meta:document-statistic meta:table-count="0" meta:image-count="0" meta:object-count="0" meta:page-count="1" meta:paragraph-count="1" meta:word-count="52" meta:character-count="322" meta:non-whitespace-character-count="271"/>
    <meta:generator>LibreOffice/4.3.3.2$Linux_x86 LibreOffice_project/430m0$Build-2</meta:generator>
  </office:meta>
</office:document-meta>
</file>